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FF2EFB25.png" manifest:media-type=""/>
  <manifest:file-entry manifest:full-path="Pictures/100002010000004000000040C5CF5E71.png" manifest:media-type=""/>
  <manifest:file-entry manifest:full-path="Pictures/100002010000004000000040B0E24B71.png" manifest:media-type=""/>
  <manifest:file-entry manifest:full-path="Pictures/100002010000004000000040CD5728C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objectwithoutfill">
      <style:graphic-properties svg:stroke-width="0.1cm" draw:marker-start-width="0.35cm" draw:marker-end="Arrow" draw:marker-end-width="0.6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family="'Source Sans Pro'" style:font-family-generic="swiss" style:font-pitch="variable"/>
    </style:style>
    <style:style style:name="P3" style:family="paragraph">
      <style:paragraph-properties fo:text-align="center"/>
      <style:text-properties fo:color="#4c4c4c" fo:font-family="'Source Sans Pro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color="#4c4c4c" fo:font-family="'Source Sans Pro'" style:font-family-generic="swiss" style:font-pitch="variable"/>
    </style:style>
    <style:style style:name="T2" style:family="text">
      <style:text-properties fo:color="#4c4c4c" fo:font-family="'Source Sans Pro'" style:font-family-generic="swiss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57cm" svg:height="2.257cm" svg:x="12.087cm" svg:y="0cm">
          <draw:image xlink:href="Pictures/100002010000004000000040CD5728C1.png" xlink:type="simple" xlink:show="embed" xlink:actuate="onLoad">
            <text:p/>
          </draw:image>
        </draw:frame>
        <draw:frame draw:style-name="gr1" draw:text-style-name="P1" draw:layer="layout" svg:width="2.257cm" svg:height="2.257cm" svg:x="6.245cm" svg:y="2.175cm">
          <draw:image xlink:href="Pictures/100002010000004000000040B0E24B71.png" xlink:type="simple" xlink:show="embed" xlink:actuate="onLoad">
            <text:p/>
          </draw:image>
        </draw:frame>
        <draw:frame draw:style-name="gr1" draw:text-style-name="P1" draw:layer="layout" svg:width="2.257cm" svg:height="2.257cm" svg:x="0.178cm" svg:y="2.175cm">
          <draw:image xlink:href="Pictures/100002010000004000000040C5CF5E71.png" xlink:type="simple" xlink:show="embed" xlink:actuate="onLoad">
            <text:p/>
          </draw:image>
        </draw:frame>
        <draw:frame draw:style-name="gr2" draw:text-style-name="P2" draw:layer="layout" svg:width="2.032cm" svg:height="1.052cm" svg:x="0.276cm" svg:y="4.559cm">
          <draw:text-box>
            <text:p text:style-name="P2"><text:span text:style-name="T1">Mark</text:span></text:p>
          </draw:text-box>
        </draw:frame>
        <draw:frame draw:style-name="gr2" draw:text-style-name="P2" draw:layer="layout" svg:width="2.032cm" svg:height="1.052cm" svg:x="6.372cm" svg:y="4.523cm">
          <draw:text-box>
            <text:p text:style-name="P2"><text:span text:style-name="T1">Jojo</text:span></text:p>
          </draw:text-box>
        </draw:frame>
        <draw:line draw:style-name="gr3" draw:text-style-name="P1" draw:layer="layout" svg:x1="2.143cm" svg:y1="3.413cm" svg:x2="6.461cm" svg:y2="3.413cm">
          <text:p/>
        </draw:line>
        <draw:frame draw:style-name="gr1" draw:text-style-name="P1" draw:layer="layout" svg:width="2.257cm" svg:height="2.257cm" svg:x="12.243cm" svg:y="3.077cm">
          <draw:image xlink:href="Pictures/100002010000004000000040FF2EFB25.png" xlink:type="simple" xlink:show="embed" xlink:actuate="onLoad">
            <text:p/>
          </draw:image>
        </draw:frame>
        <draw:line draw:style-name="gr3" draw:text-style-name="P1" draw:layer="layout" svg:x1="8.785cm" svg:y1="3.318cm" svg:x2="11.922cm" svg:y2="1.508cm">
          <text:p/>
        </draw:line>
        <draw:line draw:style-name="gr3" draw:text-style-name="P1" draw:layer="layout" svg:x1="8.785cm" svg:y1="3.572cm" svg:x2="11.833cm" svg:y2="4.445cm">
          <text:p/>
        </draw:line>
        <draw:frame draw:style-name="gr4" draw:text-style-name="P3" draw:layer="layout" svg:width="3.556cm" svg:height="0.823cm" draw:transform="rotate (0.523598775598299) translate (8.05cm 2.778cm)">
          <draw:text-box>
            <text:p text:style-name="P3"><text:span text:style-name="T2">dionaea</text:span></text:p>
          </draw:text-box>
        </draw:frame>
        <draw:frame draw:style-name="gr4" draw:text-style-name="P3" draw:layer="layout" svg:width="3.556cm" svg:height="0.823cm" svg:x="2.016cm" svg:y="2.651cm">
          <draw:text-box>
            <text:p text:style-name="P3"><text:span text:style-name="T2">dionaea, kippo</text:span></text:p>
          </draw:text-box>
        </draw:frame>
        <draw:frame draw:style-name="gr4" draw:text-style-name="P3" draw:layer="layout" svg:width="3.556cm" svg:height="0.823cm" draw:transform="rotate (-0.261799387799149) translate (8.36cm 2.714cm)">
          <draw:text-box>
            <text:p text:style-name="P3"><text:span text:style-name="T2">kipp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4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1T11:16:50</meta:creation-date>
    <dc:date>2013-07-01T11:41:55</dc:date>
    <meta:editing-duration>PT18M38S</meta:editing-duration>
    <meta:editing-cycles>3</meta:editing-cycles>
    <meta:generator>LibreOffice/4.0.2.2$Linux_X86_64 LibreOffice_project/400m0$Build-2</meta:generator>
    <meta:document-statistic meta:object-count="12"/>
  </office:meta>
</office:document-meta>
</file>